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SmartNullsTest.should_return_the_usual_default_values_for_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turnsSmartNullsTest.should_return_an_object_that_has_been_defined_with_class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SmartNullsTest.should_return_a_new_mock_that_has_been_defined_with_method_generic_and_provided_in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SmartNullsTest.should_return_a_String_that_has_been_defined_with_method_generic_and_provided_in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SmartNullsTest.should_print_the_parameters_on_SmartNullPointerException_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SmartNullsTest.should_print_the_parameters_when_calling_a_method_with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urnsSmartNullsTest.should_return_a_empty_map_that_has_been_defined_with_method_generic_and_provided_in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SmartNullsTest.should_return_an_object_that_fails_on_any_method_invocation_for_non_primitiv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SmartNullsTest.should_throw_a_error_on_invocation_of_returned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turnsSmartNullsTest.should_return_a_empty_set_that_has_been_defined_with_method_generic_and_provided_in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SmartNulls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SmartNullsTest.should_return_a_empty_map_that_has_been_defined_with_method_generic_and_provided_in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turnsSmartNullsTest.should_return_an_object_that_has_been_defined_with_method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SmartNullsTest.should_return_a_new_mock_that_has_been_defined_with_method_generic_and_provided_in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SmartNullsTest.should_return_a_String_that_has_been_defined_with_method_generic_and_provided_in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SmartNullsTest.should_return_an_Object_that_has_been_defined_with_method_generic_and_provided_in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SmartNullsTest.invocationMethodWithVarArgs( final T [ ]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turnsSmartNullsTest.invocationMethodWithArgs( final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SmartNullsTest.should_return_an_object_that_allows_object_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SmartNullsTest.should_return_a_empty_set_that_has_been_defined_with_method_generic_and_provided_in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urnsSmartNullsTest.should_return_a_empty_list_that_has_been_defined_with_method_generic_and_provided_in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SmartNullsTest.should_return_an_Object_that_has_been_defined_with_method_generic_and_provided_in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SmartNullsTest.should_return_a_empty_list_that_has_been_defined_with_method_generic_and_provided_in_var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